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A40406979F8AD7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1.45cm" fo:min-width="5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2.65cm" fo:min-width="5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2.17cm" fo:min-width="4.42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4.9cm" svg:height="4.9cm" svg:x="0.5cm" svg:y="1.1cm">
          <draw:image xlink:href="Pictures/100002010000010000000100A40406979F8AD777.png" xlink:type="simple" xlink:show="embed" xlink:actuate="onLoad" loext:mime-type="image/png">
            <text:p/>
          </draw:image>
        </draw:frame>
        <draw:line draw:style-name="gr2" draw:text-style-name="P2" draw:layer="layout" svg:x1="4.8cm" svg:y1="2.5cm" svg:x2="8cm" svg:y2="2.5cm">
          <text:p/>
        </draw:line>
        <draw:line draw:style-name="gr2" draw:text-style-name="P2" draw:layer="layout" svg:x1="4.8cm" svg:y1="4.8cm" svg:x2="8cm" svg:y2="4.8cm">
          <text:p/>
        </draw:line>
        <draw:line draw:style-name="gr2" draw:text-style-name="P2" draw:layer="layout" svg:x1="4.8cm" svg:y1="5.9cm" svg:x2="8cm" svg:y2="5.9cm">
          <text:p/>
        </draw:line>
        <draw:frame draw:style-name="gr3" draw:text-style-name="P3" draw:layer="layout" svg:width="2.8cm" svg:height="0.962cm" svg:x="4.6cm" svg:y="1.6cm">
          <draw:text-box>
            <text:p>fields</text:p>
          </draw:text-box>
        </draw:frame>
        <draw:frame draw:style-name="gr4" draw:text-style-name="P3" draw:layer="layout" svg:width="1.9cm" svg:height="0.962cm" svg:x="4.6cm" svg:y="4cm">
          <draw:text-box>
            <text:p>title</text:p>
          </draw:text-box>
        </draw:frame>
        <draw:frame draw:style-name="gr5" draw:text-style-name="P3" draw:layer="layout" svg:width="3.2cm" svg:height="1.673cm" svg:x="4.6cm" svg:y="5cm">
          <draw:text-box>
            <text:p>comment</text:p>
          </draw:text-box>
        </draw:frame>
        <draw:custom-shape draw:style-name="gr6" draw:text-style-name="P4" draw:layer="layout" svg:width="5.5cm" svg:height="1.7cm" svg:x="8.1cm" svg:y="1.4cm">
          <text:p text:style-name="P1">Feature extractor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5cm" svg:height="2.9cm" svg:x="8.1cm" svg:y="3.7cm">
          <text:p text:style-name="P1">NLP pipeline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cm" svg:height="2.5cm" svg:x="16.2cm" svg:y="2.7cm">
          <text:p text:style-name="P1">XGBoost model</text:p>
          <draw:enhanced-geometry svg:viewBox="0 0 21600 21600" draw:type="rectangle" draw:enhanced-path="M 0 0 L 21600 0 21600 21600 0 21600 0 0 Z N"/>
        </draw:custom-shape>
        <draw:line draw:style-name="gr2" draw:text-style-name="P2" draw:layer="measurelines" svg:x1="13.6cm" svg:y1="2.2cm" svg:x2="16.1cm" svg:y2="3.9cm">
          <text:p/>
        </draw:line>
        <draw:line draw:style-name="gr2" draw:text-style-name="P2" draw:layer="measurelines" svg:x1="13.6cm" svg:y1="5.2cm" svg:x2="16.1cm" svg:y2="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23:23:36.316080279</meta:creation-date>
    <dc:date>2018-09-24T23:54:20.695545023</dc:date>
    <meta:editing-duration>PT12M7S</meta:editing-duration>
    <meta:editing-cycles>5</meta:editing-cycles>
    <meta:generator>LibreOffice/6.1.1.2$Linux_X86_64 LibreOffice_project/10$Build-2</meta:generator>
    <meta:document-statistic meta:object-count="12"/>
  </office:meta>
</office:document-meta>
</file>